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1cm" fo:min-width="3.092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5.465cm" fo:min-width="4.898cm"/>
    </style:style>
    <style:style style:name="gr4" style:family="graphic" style:parent-style-name="standard">
      <style:graphic-properties draw:textarea-horizontal-align="justify" draw:textarea-vertical-align="middle" draw:auto-grow-height="false" fo:min-height="5.465cm" fo:min-width="4.89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3.493cm" svg:x="7.985cm" svg:y="1.952cm">
          <text:p text:style-name="P1"><text:span text:style-name="T1">Base: Workout</text:span></text:p>
          <text:p text:style-name="P1"><text:span text:style-name="T1">String: name</text:span></text:p>
          <text:p text:style-name="P1"><text:span text:style-name="T1">Params:</text:span></text:p>
          <text:p text:style-name="P1"><text:span text:style-name="T1">Name</text:span></text:p>
          <text:p text:style-name="P1"><text:span text:style-name="T1">GetName()</text:span></text:p>
          <text:p text:style-name="P1"><text:span text:style-name="T1">getWorkout()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25cm" svg:y1="5.445cm" svg:x2="10.525cm" svg:y2="7.985cm">
          <text:p/>
        </draw:line>
        <draw:line draw:style-name="gr2" draw:text-style-name="P3" draw:layer="layout" svg:x1="3.857cm" svg:y1="7.985cm" svg:x2="18.145cm" svg:y2="7.985cm">
          <text:p/>
        </draw:line>
        <draw:line draw:style-name="gr2" draw:text-style-name="P3" draw:layer="layout" svg:x1="3.857cm" svg:y1="7.985cm" svg:x2="3.857cm" svg:y2="11.16cm">
          <text:p/>
        </draw:line>
        <draw:line draw:style-name="gr2" draw:text-style-name="P3" draw:layer="layout" svg:x1="10.525cm" svg:y1="7.985cm" svg:x2="10.525cm" svg:y2="11.477cm">
          <text:p/>
        </draw:line>
        <draw:line draw:style-name="gr2" draw:text-style-name="P3" draw:layer="layout" svg:x1="18.145cm" svg:y1="7.985cm" svg:x2="18.145cm" svg:y2="10.842cm">
          <text:p/>
        </draw:line>
        <draw:custom-shape draw:style-name="gr3" draw:text-style-name="P1" draw:layer="layout" svg:width="5.398cm" svg:height="5.715cm" svg:x="1.317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8cm" svg:height="5.715cm" svg:x="1.317cm" svg:y="11.16cm">
          <text:p text:style-name="P4"><text:span text:style-name="T2">Derived: Cardio</text:span></text:p>
          <text:p text:style-name="P4"><text:span text:style-name="T2"/></text:p>
          <text:p text:style-name="P4"><text:span text:style-name="T2">Params:</text:span></text:p>
          <text:p text:style-name="P4"><text:span text:style-name="T2">Name</text:span></text:p>
          <text:p text:style-name="P4"><text:span text:style-name="T2">Exercise</text:span></text:p>
          <text:p text:style-name="P4"><text:span text:style-name="T2">Time</text:span></text:p>
          <text:p text:style-name="P4"><text:span text:style-name="T2">OverWrite getWorkout()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8cm" svg:height="5.715cm" svg:x="14.969cm" svg:y="10.842cm">
          <text:p text:style-name="P4"><text:span text:style-name="T2">Derived: Stretching</text:span></text:p>
          <text:p text:style-name="P4"><text:span text:style-name="T2"/></text:p>
          <text:p text:style-name="P4"><text:span text:style-name="T2">Params:</text:span></text:p>
          <text:p text:style-name="P4"><text:span text:style-name="T2">Name</text:span></text:p>
          <text:p text:style-name="P4"><text:span text:style-name="T2">BodyPart</text:span></text:p>
          <text:p text:style-name="P4"><text:span text:style-name="T2">Intervals</text:span></text:p>
          <text:p text:style-name="P4"><text:span text:style-name="T2">Desc</text:span></text:p>
          <text:p text:style-name="P4"><text:span text:style-name="T2">Time</text:span></text:p>
          <text:p text:style-name="P4"><text:span text:style-name="T2">Overwrite: GetWorkout()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398cm" svg:height="5.715cm" svg:x="7.985cm" svg:y="11.477cm">
          <text:p text:style-name="P5"><text:span text:style-name="T3">Derived: Weights</text:span></text:p>
          <text:p text:style-name="P5"><text:span text:style-name="T3"/></text:p>
          <text:p text:style-name="P5"><text:span text:style-name="T3">Params:</text:span></text:p>
          <text:p text:style-name="P5"><text:span text:style-name="T3">Name</text:span></text:p>
          <text:p text:style-name="P5"><text:span text:style-name="T3">Reps</text:span></text:p>
          <text:p text:style-name="P5"><text:span text:style-name="T3">Sets</text:span></text:p>
          <text:p text:style-name="P5"><text:span text:style-name="T3">Rest</text:span></text:p>
          <text:p text:style-name="P5"><text:span text:style-name="T3">OverWrite: </text:span></text:p>
          <text:p text:style-name="P5"><text:span text:style-name="T3">getWorkout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16:36:42.176762311</meta:creation-date>
    <dc:date>2022-12-14T16:46:23.555318925</dc:date>
    <meta:editing-duration>PT9M41S</meta:editing-duration>
    <meta:editing-cycles>1</meta:editing-cycles>
    <meta:generator>LibreOffice/7.3.7.2$Linux_X86_64 LibreOffice_project/30$Build-2</meta:generator>
    <meta:document-statistic meta:object-count="10"/>
  </office:meta>
</office:document-meta>
</file>